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2" officeooo:paragraph-rsid="000ff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jvbnnb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59:12.134539563</meta:creation-date>
    <dc:date>2022-03-01T19:59:39.671160306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